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1.8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ol-die-hard-80-iterations-average" table:style-name="ta1">
        <table:table-column table:style-name="co1" table:number-columns-repeated="64" table:default-cell-style-name="Default"/>
        <table:table-row table:style-name="ro1">
          <table:table-cell office:value-type="string" calcext:value-type="string">
            <text:p>name-uni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ak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output-lines</text:p>
          </table:table-cell>
          <table:table-cell office:value-type="string" calcext:value-type="string">
            <text:p>output-line-fanout</text:p>
          </table:table-cell>
          <table:table-cell office:value-type="string" calcext:value-type="string">
            <text:p>input-lines</text:p>
          </table:table-cell>
          <table:table-cell office:value-type="string" calcext:value-type="string">
            <text:p>crossbar-connections-per-input</text:p>
          </table:table-cell>
          <table:table-cell office:value-type="string" calcext:value-type="string">
            <text:p>input-spikes</text:p>
          </table:table-cell>
          <table:table-cell office:value-type="string" calcext:value-type="string">
            <text:p>total-connections (x’s)</text:p>
          </table:table-cell>
          <table:table-cell table:number-columns-repeated="2"/>
          <table:table-cell office:value-type="string" calcext:value-type="string">
            <text:p>out-synapses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office:value-type="float" office:value="152.68983" calcext:value-type="float">
            <text:p>152.68983</text:p>
          </table:table-cell>
          <table:table-cell office:value-type="float" office:value="350.80236" calcext:value-type="float">
            <text:p>350.80236</text:p>
          </table:table-cell>
          <table:table-cell office:value-type="float" office:value="52.61303" calcext:value-type="float">
            <text:p>52.61303</text:p>
          </table:table-cell>
          <table:table-cell table:number-columns-repeated="8"/>
          <table:table-cell office:value-type="float" office:value="6.27333333333333" calcext:value-type="float">
            <text:p>6.27333333333333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0:399]</text:p>
          </table:table-cell>
          <table:table-cell office:value-type="string" calcext:value-type="string">
            <text:p>convolution</text:p>
          </table:table-cell>
          <table:table-cell office:value-type="float" office:value="26.50775" calcext:value-type="float">
            <text:p>26.50775</text:p>
          </table:table-cell>
          <table:table-cell office:value-type="float" office:value="34.85255" calcext:value-type="float">
            <text:p>34.85255</text:p>
          </table:table-cell>
          <table:table-cell office:value-type="float" office:value="18.16295" calcext:value-type="float">
            <text:p>18.16295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table:formula="of:=SUM([.F4:.F5])+400" office:value-type="float" office:value="1200" calcext:value-type="float">
            <text:p>1200</text:p>
          </table:table-cell>
          <table:table-cell table:formula="of:=[.K3]/[.H3]" office:value-type="float" office:value="1" calcext:value-type="float">
            <text:p>1</text:p>
          </table:table-cell>
          <table:table-cell table:formula="of:=[.D3]" office:value-type="float" office:value="34.85255" calcext:value-type="float">
            <text:p>34.85255</text:p>
          </table:table-cell>
          <table:table-cell table:formula="of:=2*[.F4]*[.N4]/1 + 400" office:value-type="float" office:value="1200" calcext:value-type="float">
            <text:p>1200</text:p>
          </table:table-cell>
          <table:table-cell table:number-columns-repeated="2"/>
          <table:table-cell office:value-type="float" office:value="16.82" calcext:value-type="float">
            <text:p>16.8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400:799]</text:p>
          </table:table-cell>
          <table:table-cell office:value-type="string" calcext:value-type="string">
            <text:p>convolution</text:p>
          </table:table-cell>
          <table:table-cell office:value-type="float" office:value="63.09104" calcext:value-type="float">
            <text:p>63.09104</text:p>
          </table:table-cell>
          <table:table-cell office:value-type="float" office:value="157.974905" calcext:value-type="float">
            <text:p>157.974905</text:p>
          </table:table-cell>
          <table:table-cell office:value-type="float" office:value="26.10528" calcext:value-type="float">
            <text:p>26.10528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table:formula="of:=[.F3]" office:value-type="float" office:value="400" calcext:value-type="float">
            <text:p>400</text:p>
          </table:table-cell>
          <table:table-cell table:formula="of:=[.K4]/[.H4]" office:value-type="float" office:value="8.41" calcext:value-type="float">
            <text:p>8.41</text:p>
          </table:table-cell>
          <table:table-cell table:formula="of:=[.E3]" office:value-type="float" office:value="18.16295" calcext:value-type="float">
            <text:p>18.16295</text:p>
          </table:table-cell>
          <table:table-cell table:formula="of:=1*[.F3]*[.N3]/2" office:value-type="float" office:value="3364" calcext:value-type="float">
            <text:p>33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800:1199]</text:p>
          </table:table-cell>
          <table:table-cell office:value-type="string" calcext:value-type="string">
            <text:p>convolution</text:p>
          </table:table-cell>
          <table:table-cell office:value-type="float" office:value="63.09104" calcext:value-type="float">
            <text:p>63.09104</text:p>
          </table:table-cell>
          <table:table-cell office:value-type="float" office:value="157.974905" calcext:value-type="float">
            <text:p>157.974905</text:p>
          </table:table-cell>
          <table:table-cell office:value-type="float" office:value="8.3448" calcext:value-type="float">
            <text:p>8.3448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table:formula="of:=[.F3]" office:value-type="float" office:value="400" calcext:value-type="float">
            <text:p>400</text:p>
          </table:table-cell>
          <table:table-cell table:formula="of:=[.K5]/[.H5]" office:value-type="float" office:value="8.41" calcext:value-type="float">
            <text:p>8.41</text:p>
          </table:table-cell>
          <table:table-cell table:formula="of:=[.E3]" office:value-type="float" office:value="18.16295" calcext:value-type="float">
            <text:p>18.16295</text:p>
          </table:table-cell>
          <table:table-cell table:formula="of:=1*[.F3]*[.N3]/2" office:value-type="float" office:value="3364" calcext:value-type="float">
            <text:p>33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1">00/00/0000</text:date>, <text:time style:data-style-name="N2" text:time-value="09:38:36.279403432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21T09:52:38.825978970</dc:date>
    <dc:creator>Elkin Cruz</dc:creator>
    <meta:editing-duration>PT29M44S</meta:editing-duration>
    <meta:editing-cycles>4</meta:editing-cycles>
    <meta:generator>LibreOffice/7.2.3.2$Linux_X86_64 LibreOffice_project/20$Build-2</meta:generator>
    <meta:document-statistic meta:table-count="1" meta:cell-count="53" meta:object-count="0"/>
  </office:meta>
</office:document-meta>
</file>